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11"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12"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13"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14"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15"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16"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17"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18"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19"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20"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21"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22"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23"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24"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25" style:parent-style-name="Standard" style:family="paragraph">
      <style:paragraph-properties fo:text-align="justify" fo:margin-bottom="0.0833in"/>
      <style:text-properties style:font-name="Arial" style:font-name-asian="Times New Roman" style:font-name-complex="Arial" style:font-size-complex="12pt" style:language-asian="de" style:country-asian="DE"/>
    </style:style>
    <style:style style:name="P26" style:parent-style-name="Standard" style:family="paragraph">
      <style:paragraph-properties fo:text-align="justify" fo:margin-top="0.0694in" fo:margin-bottom="0.0833in"/>
      <style:text-properties style:font-name="Arial" style:font-name-asian="Times New Roman" style:font-name-complex="Arial" fo:font-weight="bold" style:font-weight-asian="bold" style:font-size-complex="12pt" style:language-asian="de" style:country-asian="DE"/>
    </style:style>
    <style:style style:name="P27" style:parent-style-name="Standard" style:family="paragraph">
      <style:paragraph-properties fo:text-align="justify" fo:margin-bottom="0.0833in"/>
    </style:style>
    <style:style style:name="T28" style:parent-style-name="Absatz-Standardschriftart" style:family="text">
      <style:text-properties style:font-name="Arial" style:font-name-asian="Times New Roman" style:font-name-complex="Arial" style:font-size-complex="12pt" style:language-asian="de" style:country-asian="DE"/>
    </style:style>
    <style:style style:name="T29" style:parent-style-name="Absatz-Standardschriftart" style:family="text">
      <style:text-properties style:font-name="Wingdings" style:font-name-asian="Wingdings" style:font-name-complex="Wingdings" style:font-size-complex="12pt" style:language-asian="de" style:country-asian="DE"/>
    </style:style>
    <style:style style:name="T30" style:parent-style-name="Absatz-Standardschriftart" style:family="text">
      <style:text-properties style:font-name="Arial" style:font-name-asian="Times New Roman" style:font-name-complex="Arial" style:font-size-complex="12pt" style:language-asian="de" style:country-asian="DE"/>
    </style:style>
  </office:automatic-styles>
  <office:body>
    <office:text text:use-soft-page-breaks="true">
      <text:p text:style-name="P1">Beschreibung des Arbeitsblattes</text:p>
      <text:p text:style-name="P11">Das Arbeitsblatt ist als Begleitmaterial für die Lehrkraft gedacht.<text:s/></text:p>
      <text:p text:style-name="P12">Was soll gelernt werden?</text:p>
      <text:p text:style-name="P13">Die Schülerinnen und Schüler sollen<text:s/>selbstständig eine Programmieraufgabe lösen.<text:s/>Dadurch sollen sie an einem kleinen Beispiel erkennen, was das Smart Grid ausmacht. Nur wenn Energie zur Verfügung steht,<text:s/>kann auch welche verbraucht werden,<text:s/>um eine Lampe zum<text:s/>Leuchten zu bringen.</text:p>
      <text:p text:style-name="P14">Wozu soll es (an dieser Stelle) gelernt werden?</text:p>
      <text:p text:style-name="P15">Die<text:s/>Programmierung stellt einen weiteren Schritt vom Realmodell zum virtuellen Modell im Computer dar. Sie ist somit eine Vorbereitung für das nächste Modul, in dem der Weg vom Modell zur Modellierung besprochen wird.</text:p>
      <text:p text:style-name="P16">Hintergrundwissen<text:s/>für den Lehrer</text:p>
      <text:p text:style-name="P17">Lösung der Programmieraufgabe. Detaillierte Kenntnis über die verwendete Lego-Hardware.</text:p>
      <text:p text:style-name="P18">Voraussetzungen (technisch/ organisatorisch)</text:p>
      <text:p text:style-name="P19">Aufbau gemäß Arbeitsblatt. 1 NXT-Baustein, 1 Energy Meter, 1 Solarzelle oder<text:s/>1 Windrad, 1 x LED-Lampen.</text:p>
      <text:p text:style-name="P20">Benötigte Vorkenntnisse</text:p>
      <text:p text:style-name="P21">Programmiererfahrung mit Lego.</text:p>
      <text:p text:style-name="P22">Einflussfaktoren</text:p>
      <text:p text:style-name="P23">Motivation<text:s/>und Vorkenntnisse<text:s/>der Schülerinnen und Schüler.<text:s/>Gruppengröße.</text:p>
      <text:p text:style-name="P24">Unterrichtsmethoden</text:p>
      <text:p text:style-name="P25">Gruppenarbeit.</text:p>
      <text:p text:style-name="P26">Diagnose</text:p>
      <text:p text:style-name="P27"><text:span text:style-name="T28">Ergebnis der Programmierung<text:s/></text:span><text:span text:style-name="T29"></text:span><text:span text:style-name="T30"><text:s/>Quellcode oder funktionierendes Model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1388in" fo:line-height="115%"/>
      <style:text-properties fo:font-size="11pt" style:font-size-asian="11pt" style:font-size-complex="11pt" style:language-asian="en" style:country-asian="US" fo:hyphenate="false"/>
    </style:style>
    <style:style style:name="Absatz-Standardschriftart" style:display-name="Absatz-Standardschriftart" style:family="text"/>
    <style:style style:name="author-g-k49hn391xgnc4l9h" style:display-name="author-g-k49hn391xgnc4l9h" style:family="text"/>
    <style:style style:name="author-g-d0uz122znx65sv7ycphz122z" style:display-name="author-g-d0uz122znx65sv7ycphz122z"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font-size="11pt" style:font-size-asian="11pt" style:font-size-complex="11pt" style:language-asian="en" style:country-asian="US"/>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font-size="11pt" style:font-size-asian="11pt" style:font-size-complex="11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ableColumn3" style:family="table-column">
      <style:table-column-properties style:column-width="1.3548in"/>
    </style:style>
    <style:style style:name="TableColumn4" style:family="table-column">
      <style:table-column-properties style:column-width="5.0423in"/>
    </style:style>
    <style:style style:name="Table2" style:family="table">
      <style:table-properties style:width="6.3972in" fo:margin-left="0in" table:align="left"/>
    </style:style>
    <style:style style:name="TableRow5" style:family="table-row">
      <style:table-row-properties/>
    </style:style>
    <style:style style:name="TableCell6" style:family="table-cell">
      <style:table-cell-properties fo:border="0.0069in solid #000000" style:vertical-align="middle" fo:padding-top="0in" fo:padding-left="0.075in" fo:padding-bottom="0in" fo:padding-right="0.075in"/>
    </style:style>
    <style:style style:name="T7" style:parent-style-name="Absatz-Standardschriftart" style:family="text">
      <style:text-properties style:font-name="Arial" style:font-name-asian="Calibri" style:font-name-complex="Times New Roman" fo:font-weight="bold" style:font-weight-asian="bold" fo:font-size="12pt" style:font-size-asian="12pt"/>
    </style:style>
    <style:style style:name="TableCell8" style:family="table-cell">
      <style:table-cell-properties fo:border="0.0069in solid #000000" style:vertical-align="middle" fo:padding-top="0in" fo:padding-left="0.075in" fo:padding-bottom="0in" fo:padding-right="0.075in"/>
    </style:style>
    <style:style style:name="T9" style:parent-style-name="Absatz-Standardschriftart" style:family="text">
      <style:text-properties style:font-name="Arial" style:font-name-asian="Calibri" style:font-name-complex="Times New Roman" fo:font-weight="bold" style:font-weight-asian="bold" fo:font-size="12pt" style:font-size-asian="12pt"/>
    </style:style>
    <style:style style:name="P10" style:parent-style-name="Fußzeile"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Kopfzeile"><text:span text:style-name="T7">Beschreibung</text:span></text:p>
            </table:table-cell>
            <table:table-cell table:style-name="TableCell8">
              <text:p text:style-name="Kopfzeile"><text:span text:style-name="T9">Programmieraufgabe Lego</text:span></text:p>
            </table:table-cell>
          </table:table-row>
        </table:table>
        <text:p text:style-name="Kopfzeile"/>
      </style:header>
      <style:footer>
        <text:p text:style-name="P10"><text:page-number text:fixed="false">1</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meta:initial-creator>
    <dc:creator>Marc</dc:creator>
    <meta:creation-date>2014-04-27T20:15:00Z</meta:creation-date>
    <dc:date>2014-04-27T20:15:00Z</dc:date>
    <meta:template xlink:href="Normal.dotm" xlink:type="simple"/>
    <meta:editing-cycles>2</meta:editing-cycles>
    <meta:editing-duration>PT0S</meta:editing-duration>
    <meta:document-statistic meta:page-count="1" meta:paragraph-count="2" meta:word-count="164" meta:character-count="1197" meta:row-count="8" meta:non-whitespace-character-count="1035"/>
  </office:meta>
</office:document-meta>
</file>